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officeooo:rsid="000cf989" officeooo:paragraph-rsid="00104c2a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officeooo:rsid="00158413" officeooo:paragraph-rsid="00158413"/>
    </style:style>
    <style:style style:name="P6" style:family="paragraph" style:parent-style-name="Table_20_Contents">
      <style:text-properties fo:font-style="italic" officeooo:rsid="0011cc2b" officeooo:paragraph-rsid="001623f5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17a21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attore" style:list-style-name="Numerazione_20_UC">
      <style:text-properties officeooo:rsid="000db710" officeooo:paragraph-rsid="00104c2a"/>
    </style:style>
    <style:style style:name="P11" style:family="paragraph" style:parent-style-name="Standard" style:list-style-name="L1">
      <style:text-properties officeooo:rsid="000e27c0" officeooo:paragraph-rsid="00104c2a"/>
    </style:style>
    <style:style style:name="P12" style:family="paragraph" style:parent-style-name="Table_20_Contents">
      <style:text-properties officeooo:rsid="00251d27" officeooo:paragraph-rsid="000dd021"/>
    </style:style>
    <style:style style:name="P13" style:family="paragraph" style:parent-style-name="Azione_20_sistema" style:list-style-name="Numerazione_20_UC">
      <style:text-properties officeooo:rsid="000db710" officeooo:paragraph-rsid="00120bf3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58413" style:font-weight-asian="normal" style:font-weight-complex="normal"/>
    </style:style>
    <style:style style:name="T6" style:family="text">
      <style:text-properties officeooo:rsid="000f2ffc"/>
    </style:style>
    <style:style style:name="T7" style:family="text">
      <style:text-properties officeooo:rsid="000ad213"/>
    </style:style>
    <style:style style:name="T8" style:family="text">
      <style:text-properties officeooo:rsid="0012f454"/>
    </style:style>
    <style:style style:name="T9" style:family="text">
      <style:text-properties officeooo:rsid="0014e782"/>
    </style:style>
    <style:style style:name="T10" style:family="text">
      <style:text-properties officeooo:rsid="00158413"/>
    </style:style>
    <style:style style:name="T11" style:family="text">
      <style:text-properties officeooo:rsid="001623f5"/>
    </style:style>
    <style:style style:name="T12" style:family="text">
      <style:text-properties officeooo:rsid="00177387"/>
    </style:style>
    <style:style style:name="T13" style:family="text">
      <style:text-properties officeooo:rsid="000dd021"/>
    </style:style>
    <style:style style:name="T14" style:family="text">
      <style:text-properties officeooo:rsid="0017ec3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8">Visualizza</text:span><text:span text:style-name="T9">zione</text:span><text:span text:style-name="T8"> </text:span><text:span text:style-name="T10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Responsabile Scientifico <text:span text:style-name="T11">or Educatore or Genitore or <text:s/>Direttore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0">Responsabile Educativo </text:span><text:span text:style-name="T11">or Educatore or Genitore or <text:s/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663840" text:style-name="Numerazione_20_UC">
              <text:list-item>
                <text:p text:style-name="P10"><text:span text:style-name="T2">L'utente </text:span><text:s/>accede alla sezione <text:span text:style-name="T10">Programmazione Educativ</text:span><text:span text:style-name="T12">o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3"><text:span text:style-name="T3">2. Il sistema mostra </text:span><text:span text:style-name="T5">il programma educativo in vigor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3"><text:span text:style-name="T1">Il sistema mostra </text:span><text:span text:style-name="T4"><text:s/>i</text:span><text:span text:style-name="T5">l</text:span><text:span text:style-name="T4"> </text:span><text:span text:style-name="T5">programma educativo in vig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668737" text:style-name="L1">
              <text:list-item>
                <text:p text:style-name="P11"><text:span text:style-name="T6">Nel caso di un errore utente, il sistema mostra all’utente un messaggio di errore che </text:span>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2">L'operazione non dovrà richi<text:span text:style-name="T13">e</text:span>dere piu' di <text:span text:style-name="T14">7</text:span> secondi</text:p>
          </table:table-cell>
        </table:table-row>
      </table:table>
      <text:p text:style-name="P9"/>
      <text:p text:style-name="P7"><text:span text:style-name="T8">Visualizza</text:span><text:span text:style-name="T9">zione</text:span><text:span text:style-name="T8"> </text:span><text:span text:style-name="T10">Programma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47S</meta:editing-duration>
    <meta:editing-cycles>12</meta:editing-cycles>
    <meta:generator>LibreOffice/3.6$Windows_x86 LibreOffice_project/da8c1e6-fd468f4-454e206-f42a4a9-143cfd</meta:generator>
    <dc:date>2012-10-22T21:52:20.14</dc:date>
    <meta:document-statistic meta:table-count="1" meta:image-count="0" meta:object-count="0" meta:page-count="1" meta:paragraph-count="18" meta:word-count="101" meta:character-count="705" meta:non-whitespace-character-count="617"/>
  </office:meta>
</office:document-meta>
</file>